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F4000001F4A0E0695012040D43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ne" svg:font-family="none"/>
  </office:font-face-decls>
  <office:automatic-styles>
    <style:style style:name="P1" style:family="paragraph" style:parent-style-name="Heading_20_1"/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Standard">
      <style:text-properties fo:font-size="20pt" fo:language="es" fo:country="HN" officeooo:rsid="002f5a4d" officeooo:paragraph-rsid="002f5a4d" style:font-size-asian="17.5pt" style:font-size-complex="20pt"/>
    </style:style>
    <style:style style:name="P4" style:family="paragraph" style:parent-style-name="Standard">
      <style:text-properties style:font-name="Liberation Serif" fo:font-size="20pt" fo:language="es" fo:country="HN" officeooo:rsid="002f5a4d" officeooo:paragraph-rsid="00311fa2" style:font-size-asian="17.5pt" style:font-size-complex="20pt"/>
    </style:style>
    <style:style style:name="P5" style:family="paragraph" style:parent-style-name="Standard">
      <style:text-properties style:font-name="Liberation Serif" fo:font-size="20pt" fo:language="es" fo:country="HN" officeooo:rsid="002f5a4d" officeooo:paragraph-rsid="002f5a4d" style:font-size-asian="17.5pt" style:font-size-complex="20pt"/>
    </style:style>
    <style:style style:name="P6" style:family="paragraph" style:parent-style-name="Standard">
      <style:text-properties style:font-name="Liberation Serif" fo:font-size="20pt" fo:language="es" fo:country="HN" officeooo:rsid="00311fa2" officeooo:paragraph-rsid="00311fa2" style:font-size-asian="17.5pt" style:font-size-complex="20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20pt" fo:language="es" fo:country="HN" fo:font-weight="bold" officeooo:rsid="002f5a4d" officeooo:paragraph-rsid="002f5a4d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20pt" fo:language="es" fo:country="HN" fo:font-weight="bold" officeooo:rsid="002f5a4d" officeooo:paragraph-rsid="00311fa2" style:font-size-asian="17.5pt" style:font-weight-asian="bold" style:font-size-complex="20pt" style:font-weight-complex="bold"/>
    </style:style>
    <style:style style:name="P9" style:family="paragraph" style:parent-style-name="Standard">
      <style:text-properties style:font-name="Liberation Serif" fo:font-size="20pt" fo:language="es" fo:country="HN" fo:font-weight="bold" officeooo:rsid="00311fa2" officeooo:paragraph-rsid="00311fa2" style:font-size-asian="17.5pt" style:font-weight-asian="bold" style:font-size-complex="20pt" style:font-weight-complex="bold"/>
    </style:style>
    <style:style style:name="P10" style:family="paragraph" style:parent-style-name="Standard">
      <style:text-properties style:font-name="Liberation Serif" fo:font-size="20pt" fo:language="es" fo:country="HN" fo:font-weight="bold" officeooo:rsid="0032fc52" officeooo:paragraph-rsid="0032fc52" style:font-size-asian="17.5pt" style:font-weight-asian="bold" style:font-size-complex="20pt" style:font-weight-complex="bold"/>
    </style:style>
    <style:style style:name="P11" style:family="paragraph" style:parent-style-name="Standard">
      <style:text-properties style:font-name="Liberation Serif" fo:language="es" fo:country="HN"/>
    </style:style>
    <style:style style:name="P12" style:family="paragraph" style:parent-style-name="Standard">
      <style:text-properties officeooo:rsid="0022e8dc"/>
    </style:style>
    <style:style style:name="T1" style:family="text">
      <style:text-properties officeooo:rsid="001bf2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f2a0" style:font-weight-asian="bold" style:font-weight-complex="bold"/>
    </style:style>
    <style:style style:name="T4" style:family="text">
      <style:text-properties fo:font-weight="bold" officeooo:rsid="0032e0bf" style:font-weight-asian="bold" style:font-weight-complex="bold"/>
    </style:style>
    <style:style style:name="T5" style:family="text">
      <style:text-properties fo:font-weight="bold" officeooo:rsid="0032fc52" style:font-weight-asian="bold" style:font-weight-complex="bold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c9211e" loext:opacity="100%"/>
    </style:style>
    <style:style style:name="T8" style:family="text">
      <style:text-properties fo:color="#c9211e" loext:opacity="100%" fo:font-weight="normal" style:font-weight-asian="normal" style:font-weight-complex="normal"/>
    </style:style>
    <style:style style:name="T9" style:family="text">
      <style:text-properties fo:color="#c9211e" loext:opacity="100%" fo:font-weight="bold" style:font-weight-asian="bold" style:font-weight-complex="bold"/>
    </style:style>
    <style:style style:name="T10" style:family="text">
      <style:text-properties fo:color="#c9211e" loext:opacity="100%" officeooo:rsid="0032e0bf"/>
    </style:style>
    <style:style style:name="T11" style:family="text">
      <style:text-properties fo:font-variant="normal" fo:text-transform="none" fo:color="#000000" loext:opacity="100%" fo:letter-spacing="normal" fo:font-style="normal" fo:font-weight="normal"/>
    </style:style>
    <style:style style:name="T12" style:family="text"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000000" loext:opacity="100%" fo:letter-spacing="normal" fo:font-style="normal" fo:font-weight="bold" officeooo:rsid="00311fa2" style:font-weight-asian="bold" style:font-weight-complex="bold"/>
    </style:style>
    <style:style style:name="T14" style:family="text">
      <style:text-properties fo:font-variant="normal" fo:text-transform="none" fo:color="#000000" loext:opacity="100%" fo:letter-spacing="normal" fo:font-style="normal" fo:font-weight="bold" officeooo:rsid="002f5a4d" style:font-weight-asian="bold" style:font-weight-complex="bold"/>
    </style:style>
    <style:style style:name="T15" style:family="text">
      <style:text-properties fo:font-variant="normal" fo:text-transform="none" fo:color="#000000" loext:opacity="100%" style:font-name="none" fo:font-size="18pt" fo:letter-spacing="normal" fo:font-style="normal" fo:font-weight="normal" style:font-size-asian="18pt" style:font-weight-asian="normal" style:font-size-complex="18pt" style:font-weight-complex="normal"/>
    </style:style>
    <style:style style:name="T16" style:family="text">
      <style:text-properties fo:font-variant="normal" fo:text-transform="none" fo:color="#000000" loext:opacity="100%" style:font-name="none" fo:font-size="18pt" fo:letter-spacing="normal" fo:font-style="normal" style:font-size-asian="18pt" style:font-size-complex="18pt"/>
    </style:style>
    <style:style style:name="T17" style:family="text">
      <style:text-properties fo:font-variant="normal" fo:text-transform="none" fo:color="#000000" loext:opacity="100%" style:font-name="none" fo:letter-spacing="normal" fo:font-style="normal" fo:font-weight="normal"/>
    </style:style>
    <style:style style:name="T18" style:family="text">
      <style:text-properties fo:font-variant="normal" fo:text-transform="none" fo:color="#000000" loext:opacity="100%" style:font-name="none" fo:letter-spacing="normal" fo:font-style="normal" fo:font-weight="normal" officeooo:rsid="0022e8dc"/>
    </style:style>
    <style:style style:name="T19" style:family="text">
      <style:text-properties fo:font-variant="normal" fo:text-transform="none" fo:color="#000000" loext:opacity="100%" style:font-name="none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c9211e" loext:opacity="100%" fo:letter-spacing="normal" fo:font-style="normal" fo:font-weight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officeooo:rsid="0032e0bf"/>
    </style:style>
    <style:style style:name="T25" style:family="text">
      <style:text-properties officeooo:rsid="0032fc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h text:style-name="P2" text:outline-level="1">Dios es Santo</text:h>
      <text:p text:style-name="P5"><text:span text:style-name="T2">Levíticio 11:45</text:span> Porque yo soy Jehová, que os hago subir de la tierra de Egipto para seros por Dios. <text:span text:style-name="T7">Seréis pues santos,</text:span> porque yo soy santo.</text:p>
      <text:p text:style-name="P5"/>
      <text:p text:style-name="P5"><text:span text:style-name="T2">Levíticio 19:1 </text:span>Y habló Jehová a Moisés, diciendo: <text:s/>2 Habla a toda la congregación de los hijos de Israel, y díles: <text:span text:style-name="T7">Santos seréis,</text:span> porque santo soy yo, Jehová vuestro Dios.</text:p>
      <text:p text:style-name="P5"/>
      <text:p text:style-name="P7">Dios ordena a su pueblo que sea santo</text:p>
      <text:p text:style-name="P5"><text:span text:style-name="T2">Levíticio 20:7 ¶ </text:span><text:span text:style-name="T21">Santificáos pues, </text:span><text:span text:style-name="T8">y sed santos</text:span><text:span text:style-name="T21">, porque yo Jehová soy vuestro Dios. </text:span></text:p>
      <text:p text:style-name="P5"/>
      <text:p text:style-name="P5"><text:s/><text:span text:style-name="T2">Levíticio 20:22</text:span> ¶ Guardád pues todos mis estatutos, y todos mis derechos, y hacédlos, y no os vomitará la tierra, en la cual yo os meto, para que habitéis en ella. <text:s/></text:p>
      <text:p text:style-name="P5"><text:span text:style-name="T2">23</text:span> Y no andéis en los estatutos de la gente, que yo echaré de delante de vosotros: porque ellos hicieron todas estas cosas, y yo los tuve en abominación: <text:s/></text:p>
      <text:p text:style-name="P5"><text:span text:style-name="T2">24</text:span> Y os he dicho a vosotros: Vosotros poseeréis la tierra de ellos, y yo la daré a vosotros, para que la poseáis por heredad, tierra que corre leche y miel: Yo Jehová vuestro Dios, que os he apartado de los pueblos. </text:p>
      <text:p text:style-name="P3"/>
      <text:p text:style-name="P3"/>
      <text:p text:style-name="P3"/>
      <text:p text:style-name="P3"><text:soft-page-break/><text:span text:style-name="T19"/></text:p>
      <text:p text:style-name="P5"><text:span text:style-name="T12">Hebreos 12:14 </text:span><text:span text:style-name="T11">Seguíd la paz con todos; y la </text:span><text:span text:style-name="T20">santidad</text:span><text:span text:style-name="T11">, sin la cual nadie verá al Señor. </text:span></text:p>
      <text:p text:style-name="P3"><text:span text:style-name="T17"/></text:p>
      <text:p text:style-name="P5"><text:span text:style-name="T12">Deuteronomio 7:6</text:span><text:span text:style-name="T11"> ¶ Porque tú eres pueblo santo a Jehová tu Dios: Jehová tu Dios t</text:span><text:span text:style-name="T20">e ha escogido para ser a él un pueblo singular más que todos los pueblo</text:span><text:span text:style-name="T11">s, que están sobre la haz de la tierra.</text:span></text:p>
      <text:h text:style-name="P2" text:outline-level="1">Dios es uno</text:h>
      <text:p text:style-name="P4"><text:span text:style-name="T12">Deuteronomio </text:span><text:span text:style-name="T13">4</text:span><text:span text:style-name="T12">:</text:span><text:span text:style-name="T2">39 </text:span>Aprende pues hoy, y reduce a tu corazón que Jehová él es el Dios arriba en el cielo, y abajo sobre la tierra, <text:span text:style-name="T7">no hay otro.</text:span></text:p>
      <text:p text:style-name="P4"/>
      <text:p text:style-name="P4"><text:span text:style-name="T12">Deuteronomio </text:span><text:span text:style-name="T13">6</text:span><text:span text:style-name="T12">:</text:span><text:span text:style-name="T2">4</text:span> Oye Israel, Jehová nuestro Dios, <text:span text:style-name="T7">Jehová uno es</text:span>.</text:p>
      <text:p text:style-name="P4"/>
      <text:p text:style-name="P4"><text:span text:style-name="T2">Isaías </text:span><text:span text:style-name="T4">44:</text:span><text:span text:style-name="T2">6 </text:span>¶ Así dice Jehová, Rey de Israel, y su Redentor, Jehová de los ejércitos: Yo el primero, y yo el postrero, y <text:span text:style-name="T7">fuera de mi no hay Dios</text:span>.</text:p>
      <text:p text:style-name="P4"><text:span text:style-name="T24">8 No temáis, ni os amedrentéis: ¿No te hice oír desde entonces, y te dije antes lo que estaba por venir? </text:span><text:span text:style-name="T10">Luego vosotros sois mis testigos, que no haya Dios si no yo; y que no haya fuerte, que yo no conozca</text:span><text:span text:style-name="T24">.</text:span></text:p>
      <text:p text:style-name="P4"/>
      <text:p text:style-name="P8"/>
      <text:p text:style-name="P8"/>
      <text:p text:style-name="P8"><text:soft-page-break/>Dios creó los cielos y la tierra solo, no hay dioses con él</text:p>
      <text:p text:style-name="P6"><text:span text:style-name="T14"/></text:p>
      <text:p text:style-name="P6"><text:span text:style-name="T14">Deuteronomio </text:span><text:span text:style-name="T12">32</text:span><text:span text:style-name="T2">:39</text:span> Ved ahora que yo, yo soy, <text:span text:style-name="T7">y no hay dioses conmigo</text:span>: yo hago morir, y yo hago vivir: yo hiero y yo curo: y no hay quien escape de mi mano. </text:p>
      <text:p text:style-name="P6"/>
      <text:p text:style-name="P6"><text:span text:style-name="T2">Isaias 44:24</text:span> Así dice Jehová, <text:span text:style-name="T7">Redentor</text:span> tuyo, <text:span text:style-name="T23">y</text:span> <text:span text:style-name="T7">formador</text:span> tuyo desde el vientre: Yo Jehová, que lo hago todo, que extiendo solo <text:span text:style-name="T9">los cielos</text:span>, que extiendo la tierra <text:span text:style-name="T7">por mi mismo</text:span>: </text:p>
      <text:p text:style-name="P6"/>
      <text:p text:style-name="P6">Examine <text:span text:style-name="T24">v</text:span>24 de Isaías 44 cuidadosamente y memoríquelo.Dios nos está hablando claramente que él es el <text:span text:style-name="T7">redentor</text:span> <text:span text:style-name="T23">y</text:span> el <text:span text:style-name="T7">creador</text:span> (una persona es ambas) y creó los cielos solo, ¡y la tierra solo!</text:p>
      <text:p text:style-name="P6"/>
      <text:p text:style-name="P6"><text:span text:style-name="T5">Isaias 43:</text:span><text:span text:style-name="T2">10 </text:span>Vosotros sois mis testigos, dice Jehová, y mi siervo, que yo escogí: para que me conozcáis, y creáis, y entendáis, que yo mismo soy: antes de mí no fue formado Dios, ni <text:span text:style-name="T2">lo será </text:span><text:span text:style-name="T9">después de mí</text:span><text:span text:style-name="T7">.</text:span> <text:s/>11 Yo, yo Jehová; y <text:span text:style-name="T7">fuera de mí no hay quien salve.</text:span> </text:p>
      <text:p text:style-name="P6"/>
      <text:p text:style-name="P9">Memorizar V10 y V11 de Isaías 43</text:p>
      <text:p text:style-name="P10"><text:tab/>¿Quién es el creador?</text:p>
      <text:p text:style-name="P10"><text:tab/>¿Quién es el redentor?</text:p>
      <text:p text:style-name="P10"><text:tab/>¿Quién es el Salvador?</text:p>
      <text:p text:style-name="P10"><text:tab/>¿Dios tenía otra persona con él en la creación?</text:p>
      <text:p text:style-name="P10"/>
      <text:p text:style-name="P3"><text:soft-page-break/></text:p>
      <text:p text:style-name="P3"/>
      <text:p text:style-name="P3"/>
      <text:p text:style-name="P12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ne" svg:font-family="non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HN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HN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1bf2a0"/>
    </style:style>
    <style:style style:name="MT2" style:family="text">
      <style:text-properties fo:font-weight="bold" officeooo:rsid="001bf2a0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Heading_20_1" text:outline-level="1"><draw:frame draw:style-name="Mfr1" draw:name="Image1" text:anchor-type="char" svg:x="0.0457in" svg:y="-0.7874in" svg:width="1.4173in" svg:height="1.4173in" draw:z-index="3"><draw:image xlink:href="Pictures/10000001000001F4000001F4A0E0695012040D43.png" xlink:type="simple" xlink:show="embed" xlink:actuate="onLoad" draw:mime-type="image/png"/></draw:frame><text:span text:style-name="MT1"><text:tab/><text:tab/><text:tab/><text:tab/></text:span><text:span text:style-name="MT2"> La naturaleza de Dios</text:span></text:h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3T09:32:55.152846093</meta:creation-date>
    <dc:date>2024-11-17T14:06:04.753437153</dc:date>
    <meta:editing-duration>PT3H42M10S</meta:editing-duration>
    <meta:editing-cycles>16</meta:editing-cycles>
    <meta:generator>LibreOffice/7.4.7.2$Linux_X86_64 LibreOffice_project/40$Build-2</meta:generator>
    <meta:print-date>2024-11-03T15:33:56.031037994</meta:print-date>
    <meta:document-statistic meta:table-count="0" meta:image-count="1" meta:object-count="0" meta:page-count="4" meta:paragraph-count="26" meta:word-count="544" meta:character-count="2836" meta:non-whitespace-character-count="2296"/>
  </office:meta>
</office:document-meta>
</file>